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21409a" draw:marker-start-width="0.321cm" draw:marker-end-width="0.321cm" draw:fill="none" draw:textarea-horizontal-align="justify" draw:textarea-vertical-align="middle" draw:auto-grow-height="false" fo:min-height="0.689cm" fo:min-width="0.767cm" fo:padding-top="0.165cm" fo:padding-bottom="0.165cm" fo:padding-left="0.29cm" fo:padding-right="0.2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opacity="50%" draw:textarea-horizontal-align="justify" draw:textarea-vertical-align="middle" draw:auto-grow-height="false" fo:min-height="0.056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3cm" svg:stroke-color="#00a65d" draw:marker-start-width="0.279cm" draw:marker-end-width="0.279cm" draw:fill="solid" draw:fill-color="#00a65d" draw:opacity="8%" draw:opacity-name="" draw:textarea-horizontal-align="justify" draw:textarea-vertical-align="middle" draw:auto-grow-height="false" fo:min-height="0.944cm" fo:min-width="0.706cm" fo:padding-top="0.151cm" fo:padding-bottom="0.151cm" fo:padding-left="0.276cm" fo:padding-right="0.2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Fine_20_Dashed" svg:stroke-width="0.081cm" svg:stroke-color="#00a65d" draw:marker-start-width="0.321cm" draw:marker-end-width="0.321cm" draw:fill="none" draw:fill-color="#fdb94d" draw:opacity="8%" draw:textarea-horizontal-align="justify" draw:textarea-vertical-align="middle" draw:auto-grow-height="false" fo:min-height="1.646cm" fo:min-width="3.012cm" fo:padding-top="0.165cm" fo:padding-bottom="0.165cm" fo:padding-left="0.29cm" fo:padding-right="0.29cm"/>
    </style:style>
    <style:style style:name="gr7" style:family="graphic" style:parent-style-name="standard">
      <style:graphic-properties svg:stroke-width="0.053cm" svg:stroke-color="#00a65d" draw:marker-start-width="0.279cm" draw:marker-end-width="0.279cm" draw:fill="none" draw:fill-color="#fdb94d" draw:opacity="8%" draw:opacity-name="" draw:textarea-horizontal-align="justify" draw:textarea-vertical-align="middle" draw:auto-grow-height="false" fo:min-height="0.944cm" fo:min-width="0.706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00a65d" draw:opacity="8%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>
      <loext:graphic-properties draw:fill="none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9" style:family="paragraph">
      <loext:graphic-properties draw:fill="none" draw:fill-color="#fdb94d" draw:opacity="8%"/>
      <style:paragraph-properties fo:text-align="center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loext:graphic-properties draw:fill="none" draw:fill-color="#fdb94d" draw:opacity="8%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439cm" svg:x="4.94cm" svg:y="10.489cm">
          <text:p text:style-name="P1"><text:span text:style-name="T1">Cultur</text:span><text:span text:style-name="T1">a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0.565cm" svg:height="0.506cm" svg:x="10.628cm" svg:y="6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911cm" svg:y1="6.954cm" svg:x2="10.911cm" svg:y2="7.46cm">
          <text:p/>
        </draw:line>
        <draw:line draw:style-name="gr3" draw:text-style-name="P4" draw:layer="layout" svg:x1="10.911cm" svg:y1="6.954cm" svg:x2="10.534cm" svg:y2="7.207cm">
          <text:p/>
        </draw:line>
        <draw:line draw:style-name="gr3" draw:text-style-name="P4" draw:layer="layout" svg:x1="10.911cm" svg:y1="6.954cm" svg:x2="11.272cm" svg:y2="7.225cm">
          <text:p/>
        </draw:line>
        <draw:line draw:style-name="gr3" draw:text-style-name="P4" draw:layer="layout" svg:x1="10.926cm" svg:y1="7.46cm" svg:x2="10.549cm" svg:y2="7.713cm">
          <text:p/>
        </draw:line>
        <draw:line draw:style-name="gr3" draw:text-style-name="P4" draw:layer="layout" svg:x1="10.926cm" svg:y1="7.46cm" svg:x2="11.287cm" svg:y2="7.731cm">
          <text:p/>
        </draw:line>
        <draw:custom-shape draw:style-name="gr1" draw:text-style-name="P2" xml:id="id5" draw:id="id5" draw:layer="layout" svg:width="1.905cm" svg:height="1.439cm" svg:x="10.02cm" svg:y="10.447cm">
          <text:p text:style-name="P1"><text:span text:style-name="T1">Sto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905cm" svg:height="1.439cm" svg:x="14.592cm" svg:y="10.447cm">
          <text:p text:style-name="P1"><text:span text:style-name="T1">S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layout" svg:width="1.778cm" svg:height="1.76cm" svg:x="3.032cm" svg:y="8.62cm">
          <text:p text:style-name="P5"><text:span text:style-name="T2">pref: .85</text:span></text:p>
          <text:p text:style-name="P5"><text:span text:style-name="T2">conf: 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.81cm" svg:y1="9.5cm" svg:x2="4.81cm" svg:y2="9.5cm" draw:start-shape="id1" draw:start-glue-point="10" draw:end-shape="id1" draw:end-glue-point="10" svg:d="M4810 9500z" svg:viewBox="0 0 1 1">
          <text:p/>
        </draw:connector>
        <draw:connector draw:style-name="gr5" draw:text-style-name="P4" draw:layer="layout" draw:type="line" svg:x1="9.385cm" svg:y1="11.324cm" svg:x2="9.385cm" svg:y2="11.324cm" svg:d="M9385 11324z" svg:viewBox="0 0 1 1">
          <text:p/>
        </draw:connector>
        <draw:custom-shape draw:style-name="gr1" draw:text-style-name="P2" xml:id="id3" draw:id="id3" draw:layer="layout" svg:width="1.905cm" svg:height="1.439cm" svg:x="3.67cm" svg:y="12.684cm">
          <text:p text:style-name="P1"><text:span text:style-name="T1">M</text:span><text:span text:style-name="T1">u</text:span><text:span text:style-name="T1">s</text:span><text:span text:style-name="T1">e</text:span><text:span text:style-name="T1">u</text:span><text:span text:style-name="T1">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7" xml:id="id4" draw:id="id4" draw:layer="layout" svg:width="1.905cm" svg:height="1.439cm" svg:x="7.353cm" svg:y="12.684cm">
          <text:p text:style-name="P1"><text:span text:style-name="T3">A</text:span><text:span text:style-name="T3">r</text:span><text:span text:style-name="T3">t</text:span><text:span text:style-name="T2"> </text:span><text:span text:style-name="T3">G</text:span><text:span text:style-name="T3">a</text:span><text:span text:style-name="T3">ll</text:span><text:span text:style-name="T3">e</text:span><text:span text:style-name="T3">r</text:span><text:span text:style-name="T3">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8" xml:id="id6" draw:id="id6" draw:layer="layout" svg:width="1.905cm" svg:height="1.439cm" svg:x="10.782cm" svg:y="12.684cm">
          <text:p text:style-name="P1"><text:span text:style-name="T3">S</text:span><text:span text:style-name="T3">o</text:span><text:span text:style-name="T3">u</text:span><text:span text:style-name="T3">v</text:span><text:span text:style-name="T3">e</text:span><text:span text:style-name="T3">ni</text:span><text:span text:style-name="T3">r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9" draw:id="id9" draw:layer="layout" svg:width="1.905cm" svg:height="1.439cm" svg:x="17.005cm" svg:y="12.726cm">
          <text:p text:style-name="P1"><text:span text:style-name="T1">G</text:span><text:span text:style-name="T1">o</text:span><text:span text:style-name="T1">l</text:span><text:span text:style-name="T1">f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8" draw:id="id8" draw:layer="layout" svg:width="1.905cm" svg:height="1.439cm" svg:x="13.83cm" svg:y="12.684cm">
          <text:p text:style-name="P1"><text:span text:style-name="T1">S</text:span><text:span text:style-name="T1">t</text:span><text:span text:style-name="T1">a</text:span><text:span text:style-name="T1">d</text:span><text:span text:style-name="T1">i</text:span><text:span text:style-name="T1">u</text:span><text:span text:style-name="T1">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4" draw:layer="layout" draw:type="line" svg:x1="5.219cm" svg:y1="11.718cm" svg:x2="4.623cm" svg:y2="12.684cm" draw:start-shape="id2" draw:start-glue-point="7" draw:end-shape="id3" draw:end-glue-point="4" svg:d="M5219 11718l-596 966" svg:viewBox="0 0 597 967">
          <text:p/>
        </draw:connector>
        <draw:connector draw:style-name="gr5" draw:text-style-name="P4" draw:layer="layout" draw:type="line" svg:x1="6.566cm" svg:y1="11.718cm" svg:x2="7.632cm" svg:y2="12.894cm" draw:start-shape="id2" draw:start-glue-point="9" draw:end-shape="id4" draw:end-glue-point="5" svg:d="M6566 11718l1066 1176" svg:viewBox="0 0 1067 1177">
          <text:p/>
        </draw:connector>
        <draw:connector draw:style-name="gr5" draw:text-style-name="P4" draw:layer="layout" draw:type="line" svg:x1="10.973cm" svg:y1="11.886cm" svg:x2="11.735cm" svg:y2="12.684cm" draw:start-shape="id5" draw:start-glue-point="8" draw:end-shape="id6" draw:end-glue-point="4" svg:d="M10973 11886l762 798" svg:viewBox="0 0 763 799">
          <text:p/>
        </draw:connector>
        <draw:connector draw:style-name="gr5" draw:text-style-name="P4" draw:layer="layout" draw:type="line" svg:x1="14.871cm" svg:y1="11.676cm" svg:x2="14.783cm" svg:y2="12.684cm" draw:start-shape="id7" draw:start-glue-point="7" draw:end-shape="id8" draw:end-glue-point="4" svg:d="M14871 11676l-88 1008" svg:viewBox="0 0 89 1009">
          <text:p/>
        </draw:connector>
        <draw:connector draw:style-name="gr5" draw:text-style-name="P4" draw:layer="layout" draw:type="line" svg:x1="16.218cm" svg:y1="11.676cm" svg:x2="17.958cm" svg:y2="12.726cm" draw:start-shape="id7" draw:start-glue-point="9" draw:end-shape="id9" draw:end-glue-point="4" svg:d="M16218 11676l1740 1050" svg:viewBox="0 0 1741 1051">
          <text:p/>
        </draw:connector>
        <draw:connector draw:style-name="gr5" draw:text-style-name="P4" draw:layer="layout" draw:type="line" svg:x1="10.299cm" svg:y1="11.676cm" svg:x2="8.979cm" svg:y2="12.894cm" draw:start-shape="id5" draw:start-glue-point="7" draw:end-shape="id4" draw:end-glue-point="11" svg:d="M10299 11676l-1320 1218" svg:viewBox="0 0 1321 1219">
          <text:p/>
        </draw:connector>
        <draw:custom-shape draw:style-name="gr6" draw:text-style-name="P9" xml:id="id10" draw:id="id10" draw:layer="layout" svg:width="5.08cm" svg:height="2.794cm" svg:x="8.366cm" svg:y="5.6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4" draw:layer="layout" draw:type="line" svg:x1="9.11cm" svg:y1="8.084cm" svg:x2="5.893cm" svg:y2="10.489cm" draw:start-shape="id10" draw:start-glue-point="7" draw:end-shape="id2" draw:end-glue-point="4" svg:d="M9110 8084l-3217 2405" svg:viewBox="0 0 3218 2406">
          <text:p/>
        </draw:connector>
        <draw:connector draw:style-name="gr5" draw:text-style-name="P4" draw:layer="layout" draw:type="line" svg:x1="10.906cm" svg:y1="8.493cm" svg:x2="10.973cm" svg:y2="10.447cm" draw:start-shape="id10" draw:start-glue-point="8" draw:end-shape="id5" draw:end-glue-point="4" svg:d="M10906 8493l67 1954" svg:viewBox="0 0 68 1955">
          <text:p/>
        </draw:connector>
        <draw:connector draw:style-name="gr5" draw:text-style-name="P4" draw:layer="layout" draw:type="line" svg:x1="12.702cm" svg:y1="8.084cm" svg:x2="15.545cm" svg:y2="10.447cm" draw:start-shape="id10" draw:start-glue-point="9" draw:end-shape="id7" draw:end-glue-point="4" svg:d="M12702 8084l2843 2363" svg:viewBox="0 0 2844 2364">
          <text:p/>
        </draw:connector>
        <draw:custom-shape draw:style-name="gr7" draw:text-style-name="P11" xml:id="id17" draw:id="id17" draw:layer="layout" svg:width="1.778cm" svg:height="1.76cm" svg:x="15.478cm" svg:y="14.159cm">
          <text:p text:style-name="P10"><text:span text:style-name="T3">pref: ?</text:span></text:p>
          <text:p text:style-name="P10"><text:span text:style-name="T3">conf: ?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16" draw:id="id16" draw:layer="layout" svg:width="1.778cm" svg:height="1.76cm" svg:x="12.43cm" svg:y="14.159cm">
          <text:p text:style-name="P10"><text:span text:style-name="T3">pref: ?</text:span></text:p>
          <text:p text:style-name="P10"><text:span text:style-name="T3">conf: ?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15" draw:id="id15" draw:layer="layout" svg:width="1.778cm" svg:height="1.76cm" svg:x="9.255cm" svg:y="14.159cm">
          <text:p text:style-name="P10"><text:span text:style-name="T3">pref: ?</text:span></text:p>
          <text:p text:style-name="P10"><text:span text:style-name="T3">conf: ?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14" draw:id="id14" draw:layer="layout" svg:width="1.778cm" svg:height="1.76cm" svg:x="5.699cm" svg:y="14.268cm">
          <text:p text:style-name="P10"><text:span text:style-name="T3">pref: ?</text:span></text:p>
          <text:p text:style-name="P10"><text:span text:style-name="T3">conf: ?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13" draw:id="id13" draw:layer="layout" svg:width="1.778cm" svg:height="1.76cm" svg:x="2.016cm" svg:y="14.141cm">
          <text:p text:style-name="P10"><text:span text:style-name="T3">pref: ?</text:span></text:p>
          <text:p text:style-name="P10"><text:span text:style-name="T3">conf: ?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2" draw:id="id12" draw:layer="layout" svg:width="1.778cm" svg:height="1.76cm" svg:x="16.621cm" svg:y="8.366cm">
          <text:p text:style-name="P5"><text:span text:style-name="T2">pref: .7</text:span></text:p>
          <text:p text:style-name="P5"><text:span text:style-name="T2">conf: 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1" draw:id="id11" draw:layer="layout" svg:width="1.778cm" svg:height="1.76cm" svg:x="8.112cm" svg:y="8.729cm">
          <text:p text:style-name="P5"><text:span text:style-name="T2">pref: .5</text:span></text:p>
          <text:p text:style-name="P5"><text:span text:style-name="T2">conf: 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4.55cm" svg:y1="10.123cm" svg:x2="5.219cm" svg:y2="10.699cm" draw:start-shape="id1" draw:start-glue-point="9" draw:end-shape="id2" draw:end-glue-point="5" svg:d="M4550 10123l669 576" svg:viewBox="0 0 670 577">
          <text:p/>
        </draw:connector>
        <draw:connector draw:style-name="gr3" draw:text-style-name="P4" draw:layer="layout" draw:type="line" svg:x1="9.63cm" svg:y1="10.232cm" svg:x2="10.299cm" svg:y2="10.657cm" draw:start-shape="id11" draw:start-glue-point="9" draw:end-shape="id5" draw:end-glue-point="5" svg:d="M9630 10232l669 425" svg:viewBox="0 0 670 426">
          <text:p/>
        </draw:connector>
        <draw:connector draw:style-name="gr3" draw:text-style-name="P4" draw:layer="layout" draw:type="line" svg:x1="16.218cm" svg:y1="10.657cm" svg:x2="16.881cm" svg:y2="9.869cm" draw:start-shape="id7" draw:start-glue-point="11" draw:end-shape="id12" draw:end-glue-point="7" svg:d="M16218 10657l663-788" svg:viewBox="0 0 664 789">
          <text:p/>
        </draw:connector>
        <draw:connector draw:style-name="gr3" draw:text-style-name="P4" draw:layer="layout" draw:type="line" svg:x1="3.534cm" svg:y1="14.398cm" svg:x2="3.949cm" svg:y2="13.913cm" draw:start-shape="id13" draw:start-glue-point="11" draw:end-shape="id3" draw:end-glue-point="7" svg:d="M3534 14398l415-485" svg:viewBox="0 0 416 486">
          <text:p/>
        </draw:connector>
        <draw:connector draw:style-name="gr3" draw:text-style-name="P4" draw:layer="layout" draw:type="line" svg:x1="7.217cm" svg:y1="14.525cm" svg:x2="7.632cm" svg:y2="13.913cm" draw:start-shape="id14" draw:start-glue-point="11" draw:end-shape="id4" draw:end-glue-point="7" svg:d="M7217 14525l415-612" svg:viewBox="0 0 416 613">
          <text:p/>
        </draw:connector>
        <draw:connector draw:style-name="gr3" draw:text-style-name="P4" draw:layer="layout" draw:type="line" svg:x1="10.773cm" svg:y1="14.416cm" svg:x2="11.061cm" svg:y2="13.913cm" draw:start-shape="id15" draw:start-glue-point="11" draw:end-shape="id6" draw:end-glue-point="7" svg:d="M10773 14416l288-503" svg:viewBox="0 0 289 504">
          <text:p/>
        </draw:connector>
        <draw:connector draw:style-name="gr3" draw:text-style-name="P4" draw:layer="layout" draw:type="line" svg:x1="13.948cm" svg:y1="14.416cm" svg:x2="14.109cm" svg:y2="13.913cm" draw:start-shape="id16" draw:start-glue-point="11" draw:end-shape="id8" draw:end-glue-point="7" svg:d="M13948 14416l161-503" svg:viewBox="0 0 162 504">
          <text:p/>
        </draw:connector>
        <draw:connector draw:style-name="gr3" draw:text-style-name="P4" draw:layer="layout" draw:type="line" svg:x1="16.996cm" svg:y1="14.416cm" svg:x2="17.284cm" svg:y2="13.955cm" draw:start-shape="id17" draw:start-glue-point="11" draw:end-shape="id9" draw:end-glue-point="7" svg:d="M16996 14416l288-461" svg:viewBox="0 0 289 4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9T08:27:20.465298451</meta:creation-date>
    <dc:date>2020-06-19T07:19:20.870423345</dc:date>
    <meta:editing-duration>PT23M1S</meta:editing-duration>
    <meta:editing-cycles>8</meta:editing-cycles>
    <meta:generator>LibreOffice/6.0.7.3$Linux_X86_64 LibreOffice_project/00m0$Build-3</meta:generator>
    <meta:document-statistic meta:object-count="42"/>
  </office:meta>
</office:document-meta>
</file>